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5.9mm"/>
    </style:style>
    <style:style style:name="co3" style:family="table-column">
      <style:table-column-properties fo:break-before="auto" style:column-width="70.49mm"/>
    </style:style>
    <style:style style:name="co4" style:family="table-column">
      <style:table-column-properties fo:break-before="auto" style:column-width="60.25mm"/>
    </style:style>
    <style:style style:name="co5" style:family="table-column">
      <style:table-column-properties fo:break-before="auto" style:column-width="60.82mm"/>
    </style:style>
    <style:style style:name="co6" style:family="table-column">
      <style:table-column-properties fo:break-before="auto" style:column-width="26.2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7.54mm"/>
    </style:style>
    <style:style style:name="co9" style:family="table-column">
      <style:table-column-properties fo:break-before="auto" style:column-width="45.88mm"/>
    </style:style>
    <style:style style:name="co10" style:family="table-column">
      <style:table-column-properties fo:break-before="auto" style:column-width="55.02mm"/>
    </style:style>
    <style:style style:name="co11" style:family="table-column">
      <style:table-column-properties fo:break-before="auto" style:column-width="78.23mm"/>
    </style:style>
    <style:style style:name="co12" style:family="table-column">
      <style:table-column-properties fo:break-before="auto" style:column-width="134.0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 calcext:value-type="string">
            <text:p>Имя файла</text:p>
          </table:table-cell>
          <table:table-cell table:style-name="ce3" office:value-type="string" calcext:value-type="string">
            <text:p>Контаминант</text:p>
          </table:table-cell>
          <table:table-cell table:style-name="ce3" office:value-type="string" calcext:value-type="string">
            <text:p>Концентрация контаминанта [%]</text:p>
          </table:table-cell>
          <table:table-cell table:style-name="ce3" office:value-type="string" calcext:value-type="string">
            <text:p>Марка Молока</text:p>
          </table:table-cell>
          <table:table-cell table:style-name="ce3" office:value-type="string" calcext:value-type="string">
            <text:p>Жирность[%]</text:p>
          </table:table-cell>
          <table:table-cell table:style-name="ce3" office:value-type="string" calcext:value-type="string">
            <text:p>Белок [г]</text:p>
          </table:table-cell>
          <table:table-cell table:style-name="ce3" office:value-type="string" calcext:value-type="string">
            <text:p>Углеводы[г]</text:p>
          </table:table-cell>
          <table:table-cell table:style-name="ce3" office:value-type="string" calcext:value-type="string">
            <text:p>Дата измерения</text:p>
          </table:table-cell>
          <table:table-cell office:value-type="string" calcext:value-type="string">
            <text:p>Срок хранения</text:p>
          </table:table-cell>
          <table:table-cell table:style-name="ce3" office:value-type="string" calcext:value-type="string">
            <text:p>Дата выпуска</text:p>
          </table:table-cell>
          <table:table-cell table:style-name="ce3" office:value-type="string" calcext:value-type="string">
            <text:p>Годен до</text:p>
          </table:table-cell>
          <table:table-cell table:style-name="ce3" office:value-type="string" calcext:value-type="string">
            <text:p>Комментарий</text:p>
          </table:table-cell>
        </table:table-row>
        <table:table-row table:style-name="ro3">
          <table:table-cell table:style-name="ce1" office:value-type="string" calcext:value-type="string">
            <text:p><text:s text:c="46"/>1b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4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, только пробы 16, 26, 46 – мутноваты</text:p>
          </table:table-cell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0.58" calcext:value-type="float">
            <text:p>0.58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4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, только пробы 16, 26, 46 – мутноваты</text:p>
          </table:table-cell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0.58" calcext:value-type="float">
            <text:p>0.58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4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, только пробы 16, 26, 46 – мутноваты</text:p>
          </table:table-cell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1.16" calcext:value-type="float">
            <text:p>1.16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4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, только пробы 16, 26, 46 – мутноваты</text:p>
          </table:table-cell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2.32" calcext:value-type="float">
            <text:p>2.32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4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, только пробы 16, 26, 46 – мутноваты</text:p>
          </table:table-cell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4.64" calcext:value-type="float">
            <text:p>4.64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4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, только пробы 16, 26, 46 – мутноваты</text:p>
          </table:table-cell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9.27" calcext:value-type="float">
            <text:p>9.27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4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, только пробы 16, 26, 46 – мутноваты</text:p>
          </table:table-cell>
        </table:table-row>
        <table:table-row table:style-name="ro3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18.54" calcext:value-type="float">
            <text:p>18.54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4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, только пробы 16, 26, 46 – мутноваты</text:p>
          </table:table-cell>
        </table:table-row>
        <table:table-row table:style-name="ro3">
          <table:table-cell table:style-name="ce2" office:value-type="string" calcext:value-type="string">
            <text:p><text:s text:c="46"/>2b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4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, только пробы 16, 26, 46 – мутноваты</text:p>
          </table:table-cell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0.58" calcext:value-type="float">
            <text:p>0.58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4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, только пробы 16, 26, 46 – мутноваты</text:p>
          </table:table-cell>
        </table:table-row>
        <table:table-row table:style-name="ro3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0.58" calcext:value-type="float">
            <text:p>0.58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4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, только пробы 16, 26, 46 – мутноваты</text:p>
          </table:table-cell>
        </table:table-row>
        <table:table-row table:style-name="ro3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1.16" calcext:value-type="float">
            <text:p>1.16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4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, только пробы 16, 26, 46 – мутноваты</text:p>
          </table:table-cell>
        </table:table-row>
        <table:table-row table:style-name="ro3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2.32" calcext:value-type="float">
            <text:p>2.32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4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, только пробы 16, 26, 46 – мутноваты</text:p>
          </table:table-cell>
        </table:table-row>
        <table:table-row table:style-name="ro3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4.64" calcext:value-type="float">
            <text:p>4.64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4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, только пробы 16, 26, 46 – мутноваты</text:p>
          </table:table-cell>
        </table:table-row>
        <table:table-row table:style-name="ro3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9.27" calcext:value-type="float">
            <text:p>9.27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4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, только пробы 16, 26, 46 – мутноваты</text:p>
          </table:table-cell>
        </table:table-row>
        <table:table-row table:style-name="ro3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18.54" calcext:value-type="float">
            <text:p>18.54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4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, только пробы 16, 26, 46 – мутноваты</text:p>
          </table:table-cell>
        </table:table-row>
        <table:table-row table:style-name="ro3">
          <table:table-cell table:style-name="ce1" office:value-type="string" calcext:value-type="string">
            <text:p><text:s text:c="46"/>3b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4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, только пробы 16, 26, 46 – мутноваты</text:p>
          </table:table-cell>
        </table:table-row>
        <table:table-row table:style-name="ro3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0.58" calcext:value-type="float">
            <text:p>0.58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4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, только пробы 16, 26, 46 – мутноваты</text:p>
          </table:table-cell>
        </table:table-row>
        <table:table-row table:style-name="ro3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0.58" calcext:value-type="float">
            <text:p>0.58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4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, только пробы 16, 26, 46 – мутноваты</text:p>
          </table:table-cell>
        </table:table-row>
        <table:table-row table:style-name="ro3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1.16" calcext:value-type="float">
            <text:p>1.16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4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, только пробы 16, 26, 46 – мутноваты</text:p>
          </table:table-cell>
        </table:table-row>
        <table:table-row table:style-name="ro3"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2.32" calcext:value-type="float">
            <text:p>2.32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4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, только пробы 16, 26, 46 – мутноваты</text:p>
          </table:table-cell>
        </table:table-row>
        <table:table-row table:style-name="ro3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4.64" calcext:value-type="float">
            <text:p>4.64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4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, только пробы 16, 26, 46 – мутноваты</text:p>
          </table:table-cell>
        </table:table-row>
        <table:table-row table:style-name="ro3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9.27" calcext:value-type="float">
            <text:p>9.27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4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, только пробы 16, 26, 46 – мутноваты</text:p>
          </table:table-cell>
        </table:table-row>
        <table:table-row table:style-name="ro3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18.54" calcext:value-type="float">
            <text:p>18.54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4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, только пробы 16, 26, 46 – мутноваты</text:p>
          </table:table-cell>
        </table:table-row>
        <table:table-row table:style-name="ro3">
          <table:table-cell table:style-name="ce1" office:value-type="string" calcext:value-type="string">
            <text:p><text:s text:c="46"/>4b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4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, только пробы 16, 26, 46 – мутноваты</text:p>
          </table:table-cell>
        </table:table-row>
        <table:table-row table:style-name="ro3"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0.58" calcext:value-type="float">
            <text:p>0.58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4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, только пробы 16, 26, 46 – мутноваты</text:p>
          </table:table-cell>
        </table:table-row>
        <table:table-row table:style-name="ro3"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0.58" calcext:value-type="float">
            <text:p>0.58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4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, только пробы 16, 26, 46 – мутноваты</text:p>
          </table:table-cell>
        </table:table-row>
        <table:table-row table:style-name="ro3">
          <table:table-cell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1.16" calcext:value-type="float">
            <text:p>1.16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4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, только пробы 16, 26, 46 – мутноваты</text:p>
          </table:table-cell>
        </table:table-row>
        <table:table-row table:style-name="ro3">
          <table:table-cell table:style-name="ce1" office:value-type="float" office:value="43" calcext:value-type="float">
            <text:p>43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2.32" calcext:value-type="float">
            <text:p>2.32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4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, только пробы 16, 26, 46 – мутноваты</text:p>
          </table:table-cell>
        </table:table-row>
        <table:table-row table:style-name="ro3">
          <table:table-cell table:style-name="ce1" office:value-type="float" office:value="44" calcext:value-type="float">
            <text:p>44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4.64" calcext:value-type="float">
            <text:p>4.64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4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, только пробы 16, 26, 46 – мутноваты</text:p>
          </table:table-cell>
        </table:table-row>
        <table:table-row table:style-name="ro3">
          <table:table-cell table:style-name="ce1" office:value-type="float" office:value="45" calcext:value-type="float">
            <text:p>45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9.27" calcext:value-type="float">
            <text:p>9.27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4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, только пробы 16, 26, 46 – мутноваты</text:p>
          </table:table-cell>
        </table:table-row>
        <table:table-row table:style-name="ro3">
          <table:table-cell table:style-name="ce1" office:value-type="float" office:value="46" calcext:value-type="float">
            <text:p>46</text:p>
          </table:table-cell>
          <table:table-cell table:style-name="ce3" office:value-type="string" calcext:value-type="string">
            <text:p>Сухое Молоко</text:p>
          </table:table-cell>
          <table:table-cell table:style-name="ce5" office:value-type="float" office:value="18.54" calcext:value-type="float">
            <text:p>18.54</text:p>
          </table:table-cell>
          <table:table-cell table:style-name="ce3" office:value-type="string" calcext:value-type="string">
            <text:p>Вкуснотеево 2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14.09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0.09.18</text:p>
          </table:table-cell>
          <table:table-cell table:style-name="ce6" office:value-type="string" calcext:value-type="string">
            <text:p>19.09.18</text:p>
          </table:table-cell>
          <table:table-cell table:style-name="ce3" office:value-type="string" calcext:value-type="string">
            <text:p>Все ок, только пробы 16, 26, 46 – мутноваты</text:p>
          </table:table-cell>
        </table:table-row>
        <table:table-row table:style-name="ro2">
          <table:table-cell table:number-columns-repeated="11"/>
          <table:table-cell table:style-name="ce3"/>
        </table:table-row>
        <table:table-row table:style-name="ro2" table:number-rows-repeated="1048541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A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5">00/00/0000</text:date>, <text:time style:data-style-name="N2" text:time-value="19:49:35.2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</meta:editing-duration>
    <meta:editing-cycles>3</meta:editing-cycles>
    <meta:generator>LibreOffice/5.2.7.2$Windows_x86 LibreOffice_project/2b7f1e640c46ceb28adf43ee075a6e8b8439ed10</meta:generator>
    <dc:date>2018-09-15T19:53:13.443000000</dc:date>
    <meta:document-statistic meta:table-count="3" meta:cell-count="396" meta:object-count="0"/>
    <meta:user-defined meta:name="Info 1"/>
    <meta:user-defined meta:name="Info 2"/>
    <meta:user-defined meta:name="Info 3"/>
    <meta:user-defined meta:name="Info 4"/>
  </office:meta>
</office:document-meta>
</file>